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MX" officeooo:rsid="000ee89e" officeooo:paragraph-rsid="000ee89e"/>
    </style:style>
    <style:style style:name="P2" style:family="paragraph" style:parent-style-name="Text_20_body">
      <style:text-properties fo:language="es" fo:country="MX" officeooo:rsid="001291bb" officeooo:paragraph-rsid="001291bb"/>
    </style:style>
    <style:style style:name="T1" style:family="text">
      <style:text-properties officeooo:rsid="00110b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grama de despliegue</text:p>
      <text:p text:style-name="Subtitle">Nodos</text:p>
      <text:p text:style-name="P1">Consumidor</text:p>
      <text:p text:style-name="P1"><text:tab/>- Aplicacion movil</text:p>
      <text:p text:style-name="P1">Profeco</text:p>
      <text:p text:style-name="P1"><text:tab/>- Aplicacion web</text:p>
      <text:p text:style-name="P1">Mercado</text:p>
      <text:p text:style-name="P1"><text:tab/>- Aplicacion web</text:p>
      <text:p text:style-name="P1">API Gateway</text:p>
      <text:p text:style-name="P1"><text:tab/>- API Movil<text:span text:style-name="T1">j</text:span></text:p>
      <text:p text:style-name="P1"><text:tab/>- API Web</text:p>
      <text:p text:style-name="P1">Microservicios 1</text:p>
      <text:p text:style-name="P1">- Catalogo</text:p>
      <text:p text:style-name="P2">Desplegado en un servidor con NodeJS</text:p>
      <text:p text:style-name="P1"/>
      <text:p text:style-name="P1">Microservicios 2</text:p>
      <text:p text:style-name="P1"><text:tab/>- Reportar inconsistencias</text:p>
      <text:p text:style-name="P1"><text:tab/>- Multas</text:p>
      <text:p text:style-name="P1">Microservicios 3</text:p>
      <text:p text:style-name="P1"><text:tab/>- Comentarios</text:p>
      <text:p text:style-name="P1"><text:tab/>- Calificaciones</text:p>
      <text:p text:style-name="P1">Microservicios 4</text:p>
      <text:p text:style-name="P1"><text:tab/>- Wishlist</text:p>
      <text:p text:style-name="P1"><text:tab/>- Preferencias</text:p>
      <text:p text:style-name="P1">Microservicios 5</text:p>
      <text:p text:style-name="P1"><text:tab/>- Auth</text:p>
      <text:p text:style-name="P1">RabbitM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3:07:53.773081385</meta:creation-date>
    <dc:date>2020-04-18T00:06:05.789916946</dc:date>
    <meta:editing-duration>PT6M49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26" meta:word-count="58" meta:character-count="372" meta:non-whitespace-character-count="328"/>
  </office:meta>
</office:document-meta>
</file>